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7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$C1 a</text:p>
          </table:table-cell>
          <table:table-cell table:formula="of:=[.$C1]" office:value-type="string" office:string-value="D" calcext:value-type="string">
            <text:p>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$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 $C1 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 C1 a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s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$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^[^=].*\$C1|^\$C1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^([^=].*)\$C1|^\$C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 style:data-style-name="N2" text:time-value="08:44:16.3737898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0T18:41:29.851736132</meta:creation-date>
    <dc:date>2026-01-21T08:44:42.973621502</dc:date>
    <meta:editing-duration>PT2H15M32S</meta:editing-duration>
    <meta:editing-cycles>7</meta:editing-cycles>
    <meta:generator>LibreOffice/25.2.3.2$Linux_X86_64 LibreOffice_project/520$Build-2</meta:generator>
    <meta:document-statistic meta:table-count="1" meta:cell-count="14" meta:object-count="0"/>
  </office:meta>
</office:document-meta>
</file>